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officeooo:rsid="001c93c4" officeooo:paragraph-rsid="001c93c4"/>
    </style:style>
    <style:style style:name="P2" style:family="paragraph" style:parent-style-name="Standard">
      <style:paragraph-properties fo:line-height="200%" fo:text-align="start" style:justify-single-word="false"/>
      <style:text-properties fo:font-weight="bold" officeooo:rsid="001c93c4" officeooo:paragraph-rsid="001c93c4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weight="bold" officeooo:rsid="002ce7d0" officeooo:paragraph-rsid="001c93c4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weight="normal" officeooo:rsid="001c93c4" officeooo:paragraph-rsid="001c93c4" style:font-weight-asian="normal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weight="normal" officeooo:rsid="00368af4" officeooo:paragraph-rsid="00368af4" style:font-weight-asian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weight="normal" officeooo:rsid="0036a5b2" officeooo:paragraph-rsid="0036a5b2" style:font-weight-asian="normal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weight="normal" officeooo:rsid="0037649d" officeooo:paragraph-rsid="0037649d" style:font-weight-asian="normal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fo:font-weight="normal" officeooo:rsid="00399248" officeooo:paragraph-rsid="00399248" style:font-weight-asian="normal" style:font-weight-complex="normal"/>
    </style:style>
    <style:style style:name="P9" style:family="paragraph" style:parent-style-name="Standard">
      <style:paragraph-properties fo:line-height="200%" fo:text-align="start" style:justify-single-word="false"/>
      <style:text-properties fo:font-weight="normal" officeooo:rsid="0039de40" officeooo:paragraph-rsid="0039de40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fo:font-weight="normal" officeooo:rsid="0043489e" officeooo:paragraph-rsid="0043489e" style:font-weight-asian="normal" style:font-weight-complex="normal"/>
    </style:style>
    <style:style style:name="T1" style:family="text">
      <style:text-properties fo:font-weight="bold" officeooo:rsid="001dd558" style:font-weight-asian="bold" style:font-weight-complex="bold"/>
    </style:style>
    <style:style style:name="T2" style:family="text">
      <style:text-properties fo:font-weight="bold" officeooo:rsid="002ce7d0" style:font-weight-asian="bold" style:font-weight-complex="bold"/>
    </style:style>
    <style:style style:name="T3" style:family="text">
      <style:text-properties fo:font-weight="bold" officeooo:rsid="0045d0c4" style:font-weight-asian="bold" style:font-weight-complex="bold"/>
    </style:style>
    <style:style style:name="T4" style:family="text">
      <style:text-properties fo:font-weight="bold" officeooo:rsid="0034eb94" style:font-weight-asian="bold" style:font-weight-complex="bold"/>
    </style:style>
    <style:style style:name="T5" style:family="text">
      <style:text-properties officeooo:rsid="001fe9e2"/>
    </style:style>
    <style:style style:name="T6" style:family="text">
      <style:text-properties officeooo:rsid="0020d816"/>
    </style:style>
    <style:style style:name="T7" style:family="text">
      <style:text-properties officeooo:rsid="0021d83e"/>
    </style:style>
    <style:style style:name="T8" style:family="text">
      <style:text-properties officeooo:rsid="0022b288"/>
    </style:style>
    <style:style style:name="T9" style:family="text">
      <style:text-properties officeooo:rsid="0024659d"/>
    </style:style>
    <style:style style:name="T10" style:family="text">
      <style:text-properties officeooo:rsid="00262d67"/>
    </style:style>
    <style:style style:name="T11" style:family="text">
      <style:text-properties officeooo:rsid="00266179"/>
    </style:style>
    <style:style style:name="T12" style:family="text">
      <style:text-properties officeooo:rsid="002836a1"/>
    </style:style>
    <style:style style:name="T13" style:family="text">
      <style:text-properties officeooo:rsid="00299c77"/>
    </style:style>
    <style:style style:name="T14" style:family="text">
      <style:text-properties officeooo:rsid="002afb61"/>
    </style:style>
    <style:style style:name="T15" style:family="text">
      <style:text-properties officeooo:rsid="002b61f1"/>
    </style:style>
    <style:style style:name="T16" style:family="text">
      <style:text-properties officeooo:rsid="002b6562"/>
    </style:style>
    <style:style style:name="T17" style:family="text">
      <style:text-properties officeooo:rsid="002ce7d0"/>
    </style:style>
    <style:style style:name="T18" style:family="text">
      <style:text-properties officeooo:rsid="002d83ae"/>
    </style:style>
    <style:style style:name="T19" style:family="text">
      <style:text-properties officeooo:rsid="002f7d7c"/>
    </style:style>
    <style:style style:name="T20" style:family="text">
      <style:text-properties officeooo:rsid="002f9b46"/>
    </style:style>
    <style:style style:name="T21" style:family="text">
      <style:text-properties officeooo:rsid="00316191"/>
    </style:style>
    <style:style style:name="T22" style:family="text">
      <style:text-properties officeooo:rsid="0033370d"/>
    </style:style>
    <style:style style:name="T23" style:family="text">
      <style:text-properties officeooo:rsid="0033f20c"/>
    </style:style>
    <style:style style:name="T24" style:family="text">
      <style:text-properties officeooo:rsid="0035217e"/>
    </style:style>
    <style:style style:name="T25" style:family="text">
      <style:text-properties officeooo:rsid="00368af4"/>
    </style:style>
    <style:style style:name="T26" style:family="text">
      <style:text-properties officeooo:rsid="0036a5b2"/>
    </style:style>
    <style:style style:name="T27" style:family="text">
      <style:text-properties officeooo:rsid="00375cc1"/>
    </style:style>
    <style:style style:name="T28" style:family="text">
      <style:text-properties officeooo:rsid="0037649d"/>
    </style:style>
    <style:style style:name="T29" style:family="text">
      <style:text-properties officeooo:rsid="00399248"/>
    </style:style>
    <style:style style:name="T30" style:family="text">
      <style:text-properties officeooo:rsid="0039de40"/>
    </style:style>
    <style:style style:name="T31" style:family="text">
      <style:text-properties officeooo:rsid="003a6d27"/>
    </style:style>
    <style:style style:name="T32" style:family="text">
      <style:text-properties officeooo:rsid="003c6bac"/>
    </style:style>
    <style:style style:name="T33" style:family="text">
      <style:text-properties officeooo:rsid="003e1aa9"/>
    </style:style>
    <style:style style:name="T34" style:family="text">
      <style:text-properties officeooo:rsid="003f7bb2"/>
    </style:style>
    <style:style style:name="T35" style:family="text">
      <style:text-properties officeooo:rsid="004008f3"/>
    </style:style>
    <style:style style:name="T36" style:family="text">
      <style:text-properties officeooo:rsid="0041f43b"/>
    </style:style>
    <style:style style:name="T37" style:family="text">
      <style:text-properties officeooo:rsid="0043489e"/>
    </style:style>
    <style:style style:name="T38" style:family="text">
      <style:text-properties officeooo:rsid="004b8e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n B.<text:span text:style-name="T38">T.</text:span></text:p>
      <text:p text:style-name="P1">6/24/19</text:p>
      <text:p text:style-name="P1"/>
      <text:p text:style-name="P2">WIT class notes June 24</text:p>
      <text:p text:style-name="P2"/>
      <text:p text:style-name="P4">- <text:span text:style-name="T1">RSVP for intro to react</text:span></text:p>
      <text:p text:style-name="P4">- <text:span text:style-name="T5">more javascript</text:span></text:p>
      <text:p text:style-name="P4">- <text:span text:style-name="T5">document is js version of entire code</text:span></text:p>
      <text:p text:style-name="P4">- <text:span text:style-name="T5">DOM (the document is ur html code, the DOM is js taking html and turning it into js object)</text:span></text:p>
      <text:p text:style-name="P4">- <text:span text:style-name="T6">it’s better to write js in separate files</text:span></text:p>
      <text:p text:style-name="P4">- <text:span text:style-name="T7">if we have additional “” in “” js thinks the string is over</text:span></text:p>
      <text:p text:style-name="P4">- <text:span text:style-name="T8">a function is an action I can do in my js file</text:span></text:p>
      <text:p text:style-name="P4">- <text:span text:style-name="T9">there are different places where u might see js output</text:span></text:p>
      <text:p text:style-name="P4">- <text:span text:style-name="T10">it might be in html element</text:span></text:p>
      <text:p text:style-name="P4">- <text:span text:style-name="T10">it might be in html document, adds stuff to html document or replace html content</text:span></text:p>
      <text:p text:style-name="P4">- <text:span text:style-name="T10">output might be windows with alerts, the alert windows</text:span></text:p>
      <text:p text:style-name="P4">- <text:span text:style-name="T11">alerts are old-school however</text:span></text:p>
      <text:p text:style-name="P4">- <text:span text:style-name="T12">if ur not seeing output, it might be script tag loading before html that ur trying to change</text:span></text:p>
      <text:p text:style-name="P4">- <text:span text:style-name="T13">innerHTML, document.write, alert window are examples of ways to produce js output</text:span></text:p>
      <text:p text:style-name="P4">- <text:span text:style-name="T14">output means result of line of code</text:span></text:p>
      <text:p text:style-name="P4">- <text:span text:style-name="T15">you’ve got to use a function or variable somewhere for it to produce any output</text:span></text:p>
      <text:p text:style-name="P4">- <text:span text:style-name="T16">operators in js, see w3schools webpage about them</text:span></text:p>
      <text:p text:style-name="P4">- <text:span text:style-name="T16">data types in js are booleans, strings, objects, numbers...null (absence of value), undefined (hasn’t been set but not nothing), symbols</text:span></text:p>
      <text:p text:style-name="P4">- <text:span text:style-name="T17">strings are stuff inside of quotation marks</text:span></text:p>
      <text:p text:style-name="P4"><text:soft-page-break/>- <text:span text:style-name="T2">rev slides and all notes</text:span></text:p>
      <text:p text:style-name="P4">- <text:span text:style-name="T2">goodmeasure hw!</text:span></text:p>
      <text:p text:style-name="P3">- google mockup text field</text:p>
      <text:p text:style-name="P4">- .<text:span text:style-name="T18">length property</text:span></text:p>
      <text:p text:style-name="P4">- <text:span text:style-name="T19">escape characters are there to escape the string, ignore what i’m putting here, just display it as it is</text:span></text:p>
      <text:p text:style-name="P4">- <text:span text:style-name="T20">concatenate is fancy way of saying “add”, like when we say concatenate strings</text:span></text:p>
      <text:p text:style-name="P4">- <text:span text:style-name="T20">indexOf()</text:span></text:p>
      <text:p text:style-name="P4">- <text:span text:style-name="T21">return is another word for output</text:span></text:p>
      <text:p text:style-name="P4">- <text:span text:style-name="T22">slice(start, end)</text:span></text:p>
      <text:p text:style-name="P4">- <text:span text:style-name="T23">when counting in string, spaces count, all things count</text:span></text:p>
      <text:p text:style-name="P4">- <text:span text:style-name="T4">replace() DON’T USE IN HW</text:span></text:p>
      <text:p text:style-name="P4">- .<text:span text:style-name="T24">toUpperCase();</text:span></text:p>
      <text:p text:style-name="P4">- .<text:span text:style-name="T25">toLowerCase()</text:span></text:p>
      <text:p text:style-name="P5">- <text:span text:style-name="T26">concat method</text:span></text:p>
      <text:p text:style-name="P6">- <text:span text:style-name="T27">numbers can be whole, partial, u can check using typeof</text:span></text:p>
      <text:p text:style-name="P6">- <text:span text:style-name="T27">toString()</text:span></text:p>
      <text:p text:style-name="P6">- <text:span text:style-name="T28">toFixed() is good for prices and currencies</text:span></text:p>
      <text:p text:style-name="P7">- <text:span text:style-name="T29">boolean is a true or false value</text:span></text:p>
      <text:p text:style-name="P8">- <text:span text:style-name="T30">if u wanna check if sthg equal to another, use ==</text:span></text:p>
      <text:p text:style-name="P9">- !<text:span text:style-name="T31">= means not equal (! can be called bang as well)</text:span></text:p>
      <text:p text:style-name="P9">- <text:span text:style-name="T32">an array is fancy word for list</text:span></text:p>
      <text:p text:style-name="P9">- <text:span text:style-name="T33">u can have any data type of stuff in array</text:span></text:p>
      <text:p text:style-name="P9">- <text:span text:style-name="T34">arrays don’t start counting at 1, they start at 0</text:span></text:p>
      <text:p text:style-name="P9">- <text:span text:style-name="T34">index is position in the list, or order in the list</text:span></text:p>
      <text:p text:style-name="P9">- <text:span text:style-name="T35">in array, u can never change order or position #</text:span></text:p>
      <text:p text:style-name="P9"><text:soft-page-break/>- <text:span text:style-name="T35">u can change values in indexes, tho</text:span></text:p>
      <text:p text:style-name="P9">- <text:span text:style-name="T35">key is index, value is what’s inside index</text:span></text:p>
      <text:p text:style-name="P9">- <text:span text:style-name="T36">console logging is a debugging tool</text:span></text:p>
      <text:p text:style-name="P9">- <text:span text:style-name="T37">get rid of console.logs before submitting the finished product, altho great for debugging</text:span></text:p>
      <text:p text:style-name="P10">- <text:span text:style-name="T3">javascript array practice exercises on w3school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09:12:43.569858999</meta:creation-date>
    <dc:date>2019-08-28T11:00:29.613254661</dc:date>
    <meta:editing-duration>PT6H11M25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3" meta:paragraph-count="52" meta:word-count="461" meta:character-count="2361" meta:non-whitespace-character-count="1952"/>
  </office:meta>
</office:document-meta>
</file>